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tters" table:style-name="ta1">
        <table:table-column table:style-name="co1" table:number-columns-repeated="1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/>
          <table:table-cell table:formula="of:=COM.MICROSOFT.CONCAT(&quot;['&quot;; [.A1]; &quot;', '&quot;; [.B1];  &quot;', '&quot;; [.C1];  &quot;', '&quot;;[.D1];  &quot;', '&quot;;[.E1];  &quot;', '&quot;;[.F1];  &quot;', '&quot;;[.G1];  &quot;', '&quot;;[.H1];  &quot;', '&quot;;[.I1];  &quot;', '&quot;;[.J1];  &quot;', '&quot;;[.K1];  &quot;', '&quot;;[.L1];  &quot;', '&quot;;[.M1];  &quot;', '&quot;;[.N1];  &quot;', '&quot;;[.O1]; &quot;'],&quot;)" office:value-type="string" office:string-value="['A', 'R', 'I', 'S', 'T', 'O', 'C', 'R', 'A', 'T', '@', 'T', 'A', 'C', 'S']," calcext:value-type="string">
            <text:p>['A', 'R', 'I', 'S', 'T', 'O', 'C', 'R', 'A', 'T', '@', 'T', 'A', 'C', 'S'],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table:formula="of:=COM.MICROSOFT.CONCAT(&quot;['&quot;; [.A2]; &quot;', '&quot;; [.B2];  &quot;', '&quot;; [.C2];  &quot;', '&quot;;[.D2];  &quot;', '&quot;;[.E2];  &quot;', '&quot;;[.F2];  &quot;', '&quot;;[.G2];  &quot;', '&quot;;[.H2];  &quot;', '&quot;;[.I2];  &quot;', '&quot;;[.J2];  &quot;', '&quot;;[.K2];  &quot;', '&quot;;[.L2];  &quot;', '&quot;;[.M2];  &quot;', '&quot;;[.N2];  &quot;', '&quot;;[.O2]; &quot;'],&quot;)" office:value-type="string" office:string-value="['R', 'A', 'D', 'I', 'O', 'D', 'R', 'A', 'M', 'A', '@', 'O', 'L', 'A', 'N']," calcext:value-type="string">
            <text:p>['R', 'A', 'D', 'I', 'O', 'D', 'R', 'A', 'M', 'A', '@', 'O', 'L', 'A', 'N'],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/>
          <table:table-cell table:formula="of:=COM.MICROSOFT.CONCAT(&quot;['&quot;; [.A3]; &quot;', '&quot;; [.B3];  &quot;', '&quot;; [.C3];  &quot;', '&quot;;[.D3];  &quot;', '&quot;;[.E3];  &quot;', '&quot;;[.F3];  &quot;', '&quot;;[.G3];  &quot;', '&quot;;[.H3];  &quot;', '&quot;;[.I3];  &quot;', '&quot;;[.J3];  &quot;', '&quot;;[.K3];  &quot;', '&quot;;[.L3];  &quot;', '&quot;;[.M3];  &quot;', '&quot;;[.N3];  &quot;', '&quot;;[.O3]; &quot;'],&quot;)" office:value-type="string" office:string-value="['S', 'P', 'E', 'R', 'M', 'D', 'O', 'N', 'O', 'R', '@', 'O', 'T', 'T', 'O']," calcext:value-type="string">
            <text:p>['S', 'P', 'E', 'R', 'M', 'D', 'O', 'N', 'O', 'R', '@', 'O', 'T', 'T', 'O'],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/>
          <table:table-cell table:formula="of:=COM.MICROSOFT.CONCAT(&quot;['&quot;; [.A4]; &quot;', '&quot;; [.B4];  &quot;', '&quot;; [.C4];  &quot;', '&quot;;[.D4];  &quot;', '&quot;;[.E4];  &quot;', '&quot;;[.F4];  &quot;', '&quot;;[.G4];  &quot;', '&quot;;[.H4];  &quot;', '&quot;;[.I4];  &quot;', '&quot;;[.J4];  &quot;', '&quot;;[.K4];  &quot;', '&quot;;[.L4];  &quot;', '&quot;;[.M4];  &quot;', '&quot;;[.N4];  &quot;', '&quot;;[.O4]; &quot;'],&quot;)" office:value-type="string" office:string-value="['E', 'R', 'A', '@', 'S', 'E', 'N', 'T', 'U', 'P', '@', 'T', 'O', 'D', 'O']," calcext:value-type="string">
            <text:p>['E', 'R', 'A', '@', 'S', 'E', 'N', 'T', 'U', 'P', '@', 'T', 'O', 'D', 'O'],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/>
          <table:table-cell table:formula="of:=COM.MICROSOFT.CONCAT(&quot;['&quot;; [.A5]; &quot;', '&quot;; [.B5];  &quot;', '&quot;; [.C5];  &quot;', '&quot;;[.D5];  &quot;', '&quot;;[.E5];  &quot;', '&quot;;[.F5];  &quot;', '&quot;;[.G5];  &quot;', '&quot;;[.H5];  &quot;', '&quot;;[.I5];  &quot;', '&quot;;[.J5];  &quot;', '&quot;;[.K5];  &quot;', '&quot;;[.L5];  &quot;', '&quot;;[.M5];  &quot;', '&quot;;[.N5];  &quot;', '&quot;;[.O5]; &quot;'],&quot;)" office:value-type="string" office:string-value="['N', 'O', 'T', 'V', '@', 'R', 'U', 'I', 'N', '@', 'A', 'H', 'O', 'O', 'T']," calcext:value-type="string">
            <text:p>['N', 'O', 'T', 'V', '@', 'R', 'U', 'I', 'N', '@', 'A', 'H', 'O', 'O', 'T'],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/>
          <table:table-cell table:formula="of:=COM.MICROSOFT.CONCAT(&quot;['&quot;; [.A6]; &quot;', '&quot;; [.B6];  &quot;', '&quot;; [.C6];  &quot;', '&quot;;[.D6];  &quot;', '&quot;;[.E6];  &quot;', '&quot;;[.F6];  &quot;', '&quot;;[.G6];  &quot;', '&quot;;[.H6];  &quot;', '&quot;;[.I6];  &quot;', '&quot;;[.J6];  &quot;', '&quot;;[.K6];  &quot;', '&quot;;[.L6];  &quot;', '&quot;;[.M6];  &quot;', '&quot;;[.N6];  &quot;', '&quot;;[.O6]; &quot;'],&quot;)" office:value-type="string" office:string-value="['I', 'C', 'E', 'E', 'S', '@', 'T', 'N', 'T', '@', 'N', 'O', 'N', 'O', 'S']," calcext:value-type="string">
            <text:p>['I', 'C', 'E', 'E', 'S', '@', 'T', 'N', 'T', '@', 'N', 'O', 'N', 'O', 'S'],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@</text:p>
          </table:table-cell>
          <table:table-cell/>
          <table:table-cell table:formula="of:=COM.MICROSOFT.CONCAT(&quot;['&quot;; [.A7]; &quot;', '&quot;; [.B7];  &quot;', '&quot;; [.C7];  &quot;', '&quot;;[.D7];  &quot;', '&quot;;[.E7];  &quot;', '&quot;;[.F7];  &quot;', '&quot;;[.G7];  &quot;', '&quot;;[.H7];  &quot;', '&quot;;[.I7];  &quot;', '&quot;;[.J7];  &quot;', '&quot;;[.K7];  &quot;', '&quot;;[.L7];  &quot;', '&quot;;[.M7];  &quot;', '&quot;;[.N7];  &quot;', '&quot;;[.O7]; &quot;'],&quot;)" office:value-type="string" office:string-value="['O', 'K', 'S', 'A', 'N', 'A', '@', 'G', 'E', 'T', 'S', 'F', 'A', 'R', '@']," calcext:value-type="string">
            <text:p>['O', 'K', 'S', 'A', 'N', 'A', '@', 'G', 'E', 'T', 'S', 'F', 'A', 'R', '@'],</text:p>
          </table:table-cell>
        </table:table-row>
        <table:table-row table:style-name="ro1"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@</text:p>
          </table:table-cell>
          <table:table-cell/>
          <table:table-cell table:formula="of:=COM.MICROSOFT.CONCAT(&quot;['&quot;; [.A8]; &quot;', '&quot;; [.B8];  &quot;', '&quot;; [.C8];  &quot;', '&quot;;[.D8];  &quot;', '&quot;;[.E8];  &quot;', '&quot;;[.F8];  &quot;', '&quot;;[.G8];  &quot;', '&quot;;[.H8];  &quot;', '&quot;;[.I8];  &quot;', '&quot;;[.J8];  &quot;', '&quot;;[.K8];  &quot;', '&quot;;[.L8];  &quot;', '&quot;;[.M8];  &quot;', '&quot;;[.N8];  &quot;', '&quot;;[.O8]; &quot;'],&quot;)" office:value-type="string" office:string-value="['@', '@', '@', 'L', 'I', 'L', 'T', '@', 'D', 'R', 'A', 'W', '@', '@', '@']," calcext:value-type="string">
            <text:p>['@', '@', '@', 'L', 'I', 'L', 'T', '@', 'D', 'R', 'A', 'W', '@', '@', '@'],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&quot;['&quot;; [.A9]; &quot;', '&quot;; [.B9];  &quot;', '&quot;; [.C9];  &quot;', '&quot;;[.D9];  &quot;', '&quot;;[.E9];  &quot;', '&quot;;[.F9];  &quot;', '&quot;;[.G9];  &quot;', '&quot;;[.H9];  &quot;', '&quot;;[.I9];  &quot;', '&quot;;[.J9];  &quot;', '&quot;;[.K9];  &quot;', '&quot;;[.L9];  &quot;', '&quot;;[.M9];  &quot;', '&quot;;[.N9];  &quot;', '&quot;;[.O9]; &quot;'],&quot;)" office:value-type="string" office:string-value="['@', 'S', 'I', 'M', 'P', 'E', 'R', 'S', '@', 'A', 'R', 'O', 'U', 'S', 'E']," calcext:value-type="string">
            <text:p>['@', 'S', 'I', 'M', 'P', 'E', 'R', 'S', '@', 'A', 'R', 'O', 'U', 'S', 'E'],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/>
          <table:table-cell table:formula="of:=COM.MICROSOFT.CONCAT(&quot;['&quot;; [.A10]; &quot;', '&quot;; [.B10];  &quot;', '&quot;; [.C10];  &quot;', '&quot;;[.D10];  &quot;', '&quot;;[.E10];  &quot;', '&quot;;[.F10];  &quot;', '&quot;;[.G10];  &quot;', '&quot;;[.H10];  &quot;', '&quot;;[.I10];  &quot;', '&quot;;[.J10];  &quot;', '&quot;;[.K10];  &quot;', '&quot;;[.L10];  &quot;', '&quot;;[.M10];  &quot;', '&quot;;[.N10];  &quot;', '&quot;;[.O10]; &quot;'],&quot;)" office:value-type="string" office:string-value="['A', 'U', 'R', 'A', 'E', '@', 'A', 'W', 'L', '@', 'A', 'L', 'P', 'E', 'N']," calcext:value-type="string">
            <text:p>['A', 'U', 'R', 'A', 'E', '@', 'A', 'W', 'L', '@', 'A', 'L', 'P', 'E', 'N'],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/>
          <table:table-cell table:formula="of:=COM.MICROSOFT.CONCAT(&quot;['&quot;; [.A11]; &quot;', '&quot;; [.B11];  &quot;', '&quot;; [.C11];  &quot;', '&quot;;[.D11];  &quot;', '&quot;;[.E11];  &quot;', '&quot;;[.F11];  &quot;', '&quot;;[.G11];  &quot;', '&quot;;[.H11];  &quot;', '&quot;;[.I11];  &quot;', '&quot;;[.J11];  &quot;', '&quot;;[.K11];  &quot;', '&quot;;[.L11];  &quot;', '&quot;;[.M11];  &quot;', '&quot;;[.N11];  &quot;', '&quot;;[.O11]; &quot;'],&quot;)" office:value-type="string" office:string-value="['S', 'T', 'A', 'R', 'S', '@', 'S', 'E', 'A', 'N', '@', 'F', 'R', 'E', 'T']," calcext:value-type="string">
            <text:p>['S', 'T', 'A', 'R', 'S', '@', 'S', 'E', 'A', 'N', '@', 'F', 'R', 'E', 'T'],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&quot;['&quot;; [.A12]; &quot;', '&quot;; [.B12];  &quot;', '&quot;; [.C12];  &quot;', '&quot;;[.D12];  &quot;', '&quot;;[.E12];  &quot;', '&quot;;[.F12];  &quot;', '&quot;;[.G12];  &quot;', '&quot;;[.H12];  &quot;', '&quot;;[.I12];  &quot;', '&quot;;[.J12];  &quot;', '&quot;;[.K12];  &quot;', '&quot;;[.L12];  &quot;', '&quot;;[.M12];  &quot;', '&quot;;[.N12];  &quot;', '&quot;;[.O12]; &quot;'],&quot;)" office:value-type="string" office:string-value="['H', 'U', 'N', 'S', '@', 'T', 'H', 'E', 'D', 'O', 'W', '@', 'A', 'T', 'E']," calcext:value-type="string">
            <text:p>['H', 'U', 'N', 'S', '@', 'T', 'H', 'E', 'D', 'O', 'W', '@', 'A', 'T', 'E'],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/>
          <table:table-cell table:formula="of:=COM.MICROSOFT.CONCAT(&quot;['&quot;; [.A13]; &quot;', '&quot;; [.B13];  &quot;', '&quot;; [.C13];  &quot;', '&quot;;[.D13];  &quot;', '&quot;;[.E13];  &quot;', '&quot;;[.F13];  &quot;', '&quot;;[.G13];  &quot;', '&quot;;[.H13];  &quot;', '&quot;;[.I13];  &quot;', '&quot;;[.J13];  &quot;', '&quot;;[.K13];  &quot;', '&quot;;[.L13];  &quot;', '&quot;;[.M13];  &quot;', '&quot;;[.N13];  &quot;', '&quot;;[.O13]; &quot;'],&quot;)" office:value-type="string" office:string-value="['A', 'R', 'I', 'A', '@', 'A', 'C', 'T', 'I', 'V', 'A', 'T', 'I', 'O', 'N']," calcext:value-type="string">
            <text:p>['A', 'R', 'I', 'A', '@', 'A', 'C', 'T', 'I', 'V', 'A', 'T', 'I', 'O', 'N'],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table:formula="of:=COM.MICROSOFT.CONCAT(&quot;['&quot;; [.A14]; &quot;', '&quot;; [.B14];  &quot;', '&quot;; [.C14];  &quot;', '&quot;;[.D14];  &quot;', '&quot;;[.E14];  &quot;', '&quot;;[.F14];  &quot;', '&quot;;[.G14];  &quot;', '&quot;;[.H14];  &quot;', '&quot;;[.I14];  &quot;', '&quot;;[.J14];  &quot;', '&quot;;[.K14];  &quot;', '&quot;;[.L14];  &quot;', '&quot;;[.M14];  &quot;', '&quot;;[.N14];  &quot;', '&quot;;[.O14]; &quot;'],&quot;)" office:value-type="string" office:string-value="['D', 'E', 'A', 'L', '@', 'P', 'A', 'I', 'D', 'A', 'V', 'I', 'S', 'I', 'T']," calcext:value-type="string">
            <text:p>['D', 'E', 'A', 'L', '@', 'P', 'A', 'I', 'D', 'A', 'V', 'I', 'S', 'I', 'T'],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&quot;['&quot;; [.A15]; &quot;', '&quot;; [.B15];  &quot;', '&quot;; [.C15];  &quot;', '&quot;;[.D15];  &quot;', '&quot;;[.E15];  &quot;', '&quot;;[.F15];  &quot;', '&quot;;[.G15];  &quot;', '&quot;;[.H15];  &quot;', '&quot;;[.I15];  &quot;', '&quot;;[.J15];  &quot;', '&quot;;[.K15];  &quot;', '&quot;;[.L15];  &quot;', '&quot;;[.M15];  &quot;', '&quot;;[.N15];  &quot;', '&quot;;[.O15]; &quot;'],&quot;)" office:value-type="string" office:string-value="['E', 'D', 'N', 'A', '@', 'S', 'N', 'E', 'A', 'K', 'Y', 'P', 'E', 'T', 'E']," calcext:value-type="string">
            <text:p>['E', 'D', 'N', 'A', '@', 'S', 'N', 'E', 'A', 'K', 'Y', 'P', 'E', 'T', 'E'],</text:p>
          </table:table-cell>
        </table:table-row>
      </table:table>
      <table:table table:name="Numbers" table:style-name="ta1">
        <table:table-column table:style-name="co1" table:number-columns-repeated="15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@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&quot;['&quot;; [.A1]; &quot;', '&quot;; [.B1];  &quot;', '&quot;; [.C1];  &quot;', '&quot;;[.D1];  &quot;', '&quot;;[.E1];  &quot;', '&quot;;[.F1];  &quot;', '&quot;;[.G1];  &quot;', '&quot;;[.H1];  &quot;', '&quot;;[.I1];  &quot;', '&quot;;[.J1];  &quot;', '&quot;;[.K1];  &quot;', '&quot;;[.L1];  &quot;', '&quot;;[.M1];  &quot;', '&quot;;[.N1];  &quot;', '&quot;;[.O1]; &quot;'],&quot;)" office:value-type="string" office:string-value="['1', '2', '3', '4', '5', '6', '7', '8', '9', '10', '@', '11', '12', '13', '14']," calcext:value-type="string">
            <text:p>['1', '2', '3', '4', '5', '6', '7', '8', '9', '10', '@', '11', '12', '13', '14']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  <table:table-cell office:value-type="string" calcext:value-type="string">
            <text:p>@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COM.MICROSOFT.CONCAT(&quot;['&quot;; [.A2]; &quot;', '&quot;; [.B2];  &quot;', '&quot;; [.C2];  &quot;', '&quot;;[.D2];  &quot;', '&quot;;[.E2];  &quot;', '&quot;;[.F2];  &quot;', '&quot;;[.G2];  &quot;', '&quot;;[.H2];  &quot;', '&quot;;[.I2];  &quot;', '&quot;;[.J2];  &quot;', '&quot;;[.K2];  &quot;', '&quot;;[.L2];  &quot;', '&quot;;[.M2];  &quot;', '&quot;;[.N2];  &quot;', '&quot;;[.O2]; &quot;'],&quot;)" office:value-type="string" office:string-value="['15', '', '', '', '', '', '', '', '', '', '@', '16', '', '', '']," calcext:value-type="string">
            <text:p>['15', '', '', '', '', '', '', '', '', '', '@', '16', '', '', '']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  <table:table-cell office:value-type="string" calcext:value-type="string">
            <text:p>@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formula="of:=COM.MICROSOFT.CONCAT(&quot;['&quot;; [.A3]; &quot;', '&quot;; [.B3];  &quot;', '&quot;; [.C3];  &quot;', '&quot;;[.D3];  &quot;', '&quot;;[.E3];  &quot;', '&quot;;[.F3];  &quot;', '&quot;;[.G3];  &quot;', '&quot;;[.H3];  &quot;', '&quot;;[.I3];  &quot;', '&quot;;[.J3];  &quot;', '&quot;;[.K3];  &quot;', '&quot;;[.L3];  &quot;', '&quot;;[.M3];  &quot;', '&quot;;[.N3];  &quot;', '&quot;;[.O3]; &quot;'],&quot;)" office:value-type="string" office:string-value="['17', '', '', '', '', '', '', '', '', '', '@', '18', '', '', '']," calcext:value-type="string">
            <text:p>['17', '', '', '', '', '', '', '', '', '', '@', '18', '', '', '']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@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@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COM.MICROSOFT.CONCAT(&quot;['&quot;; [.A4]; &quot;', '&quot;; [.B4];  &quot;', '&quot;; [.C4];  &quot;', '&quot;;[.D4];  &quot;', '&quot;;[.E4];  &quot;', '&quot;;[.F4];  &quot;', '&quot;;[.G4];  &quot;', '&quot;;[.H4];  &quot;', '&quot;;[.I4];  &quot;', '&quot;;[.J4];  &quot;', '&quot;;[.K4];  &quot;', '&quot;;[.L4];  &quot;', '&quot;;[.M4];  &quot;', '&quot;;[.N4];  &quot;', '&quot;;[.O4]; &quot;'],&quot;)" office:value-type="string" office:string-value="['19', '', '', '@', '20', '', '', '', '', '', '@', '21', '', '', '']," calcext:value-type="string">
            <text:p>['19', '', '', '@', '20', '', '', '', '', '', '@', '21', '', '', '']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table:formula="of:=COM.MICROSOFT.CONCAT(&quot;['&quot;; [.A5]; &quot;', '&quot;; [.B5];  &quot;', '&quot;; [.C5];  &quot;', '&quot;;[.D5];  &quot;', '&quot;;[.E5];  &quot;', '&quot;;[.F5];  &quot;', '&quot;;[.G5];  &quot;', '&quot;;[.H5];  &quot;', '&quot;;[.I5];  &quot;', '&quot;;[.J5];  &quot;', '&quot;;[.K5];  &quot;', '&quot;;[.L5];  &quot;', '&quot;;[.M5];  &quot;', '&quot;;[.N5];  &quot;', '&quot;;[.O5]; &quot;'],&quot;)" office:value-type="string" office:string-value="['22', '', '', '', '@', '24', '', '', '', '@', '25', '', '', '', '']," calcext:value-type="string">
            <text:p>['22', '', '', '', '@', '24', '', '', '', '@', '25', '', '', '', '']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@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@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formula="of:=COM.MICROSOFT.CONCAT(&quot;['&quot;; [.A6]; &quot;', '&quot;; [.B6];  &quot;', '&quot;; [.C6];  &quot;', '&quot;;[.D6];  &quot;', '&quot;;[.E6];  &quot;', '&quot;;[.F6];  &quot;', '&quot;;[.G6];  &quot;', '&quot;;[.H6];  &quot;', '&quot;;[.I6];  &quot;', '&quot;;[.J6];  &quot;', '&quot;;[.K6];  &quot;', '&quot;;[.L6];  &quot;', '&quot;;[.M6];  &quot;', '&quot;;[.N6];  &quot;', '&quot;;[.O6]; &quot;'],&quot;)" office:value-type="string" office:string-value="['26', '', '', '', '27', '@', '28', '', '', '@', '29', '', '', '', '']," calcext:value-type="string">
            <text:p>['26', '', '', '', '27', '@', '28', '', '', '@', '29', '', '', '', '']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@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@</text:p>
          </table:table-cell>
          <table:table-cell/>
          <table:table-cell table:formula="of:=COM.MICROSOFT.CONCAT(&quot;['&quot;; [.A7]; &quot;', '&quot;; [.B7];  &quot;', '&quot;; [.C7];  &quot;', '&quot;;[.D7];  &quot;', '&quot;;[.E7];  &quot;', '&quot;;[.F7];  &quot;', '&quot;;[.G7];  &quot;', '&quot;;[.H7];  &quot;', '&quot;;[.I7];  &quot;', '&quot;;[.J7];  &quot;', '&quot;;[.K7];  &quot;', '&quot;;[.L7];  &quot;', '&quot;;[.M7];  &quot;', '&quot;;[.N7];  &quot;', '&quot;;[.O7]; &quot;'],&quot;)" office:value-type="string" office:string-value="['30', '', '', '', '', '31', '@', '32', '', '33', '', '', '', '', '@']," calcext:value-type="string">
            <text:p>['30', '', '', '', '', '31', '@', '32', '', '33', '', '', '', '', '@'],</text:p>
          </table:table-cell>
        </table:table-row>
        <table:table-row table:style-name="ro1">
          <table:table-cell table:number-columns-repeated="3" office:value-type="string" calcext:value-type="string">
            <text:p>@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@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number-columns-repeated="3" office:value-type="string" calcext:value-type="string">
            <text:p>@</text:p>
          </table:table-cell>
          <table:table-cell/>
          <table:table-cell table:formula="of:=COM.MICROSOFT.CONCAT(&quot;['&quot;; [.A8]; &quot;', '&quot;; [.B8];  &quot;', '&quot;; [.C8];  &quot;', '&quot;;[.D8];  &quot;', '&quot;;[.E8];  &quot;', '&quot;;[.F8];  &quot;', '&quot;;[.G8];  &quot;', '&quot;;[.H8];  &quot;', '&quot;;[.I8];  &quot;', '&quot;;[.J8];  &quot;', '&quot;;[.K8];  &quot;', '&quot;;[.L8];  &quot;', '&quot;;[.M8];  &quot;', '&quot;;[.N8];  &quot;', '&quot;;[.O8]; &quot;'],&quot;)" office:value-type="string" office:string-value="['@', '@', '@', '34', '', '', '35', '@', '36', '', '', '', '@', '@', '@']," calcext:value-type="string">
            <text:p>['@', '@', '@', '34', '', '', '35', '@', '36', '', '', '', '@', '@', '@'],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@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table:formula="of:=COM.MICROSOFT.CONCAT(&quot;['&quot;; [.A9]; &quot;', '&quot;; [.B9];  &quot;', '&quot;; [.C9];  &quot;', '&quot;;[.D9];  &quot;', '&quot;;[.E9];  &quot;', '&quot;;[.F9];  &quot;', '&quot;;[.G9];  &quot;', '&quot;;[.H9];  &quot;', '&quot;;[.I9];  &quot;', '&quot;;[.J9];  &quot;', '&quot;;[.K9];  &quot;', '&quot;;[.L9];  &quot;', '&quot;;[.M9];  &quot;', '&quot;;[.N9];  &quot;', '&quot;;[.O9]; &quot;'],&quot;)" office:value-type="string" office:string-value="['@', '37', '38', '', '', '', '', '39', '@', '40', '', '', '41', '42', '43']," calcext:value-type="string">
            <text:p>['@', '37', '38', '', '', '', '', '39', '@', '40', '', '', '41', '42', '43']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@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table:formula="of:=COM.MICROSOFT.CONCAT(&quot;['&quot;; [.A10]; &quot;', '&quot;; [.B10];  &quot;', '&quot;; [.C10];  &quot;', '&quot;;[.D10];  &quot;', '&quot;;[.E10];  &quot;', '&quot;;[.F10];  &quot;', '&quot;;[.G10];  &quot;', '&quot;;[.H10];  &quot;', '&quot;;[.I10];  &quot;', '&quot;;[.J10];  &quot;', '&quot;;[.K10];  &quot;', '&quot;;[.L10];  &quot;', '&quot;;[.M10];  &quot;', '&quot;;[.N10];  &quot;', '&quot;;[.O10]; &quot;'],&quot;)" office:value-type="string" office:string-value="['44', '', '', '', '', '@', '45', '', '46', '@', '47', '', '', '', '']," calcext:value-type="string">
            <text:p>['44', '', '', '', '', '@', '45', '', '46', '@', '47', '', '', '', '']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@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formula="of:=COM.MICROSOFT.CONCAT(&quot;['&quot;; [.A11]; &quot;', '&quot;; [.B11];  &quot;', '&quot;; [.C11];  &quot;', '&quot;;[.D11];  &quot;', '&quot;;[.E11];  &quot;', '&quot;;[.F11];  &quot;', '&quot;;[.G11];  &quot;', '&quot;;[.H11];  &quot;', '&quot;;[.I11];  &quot;', '&quot;;[.J11];  &quot;', '&quot;;[.K11];  &quot;', '&quot;;[.L11];  &quot;', '&quot;;[.M11];  &quot;', '&quot;;[.N11];  &quot;', '&quot;;[.O11]; &quot;'],&quot;)" office:value-type="string" office:string-value="['48', '', '', '', '', '@', '49', '', '', '50', '@', '51', '', '', '']," calcext:value-type="string">
            <text:p>['48', '', '', '', '', '@', '49', '', '', '50', '@', '51', '', '', '']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string" calcext:value-type="string">
            <text:p>@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COM.MICROSOFT.CONCAT(&quot;['&quot;; [.A12]; &quot;', '&quot;; [.B12];  &quot;', '&quot;; [.C12];  &quot;', '&quot;;[.D12];  &quot;', '&quot;;[.E12];  &quot;', '&quot;;[.F12];  &quot;', '&quot;;[.G12];  &quot;', '&quot;;[.H12];  &quot;', '&quot;;[.I12];  &quot;', '&quot;;[.J12];  &quot;', '&quot;;[.K12];  &quot;', '&quot;;[.L12];  &quot;', '&quot;;[.M12];  &quot;', '&quot;;[.N12];  &quot;', '&quot;;[.O12]; &quot;'],&quot;)" office:value-type="string" office:string-value="['52', '', '', '', '@', '53', '', '', '', '', '54', '@', '55', '', '']," calcext:value-type="string">
            <text:p>['52', '', '', '', '@', '53', '', '', '', '', '54', '@', '55', '', '']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4"/>
          <table:table-cell table:formula="of:=COM.MICROSOFT.CONCAT(&quot;['&quot;; [.A13]; &quot;', '&quot;; [.B13];  &quot;', '&quot;; [.C13];  &quot;', '&quot;;[.D13];  &quot;', '&quot;;[.E13];  &quot;', '&quot;;[.F13];  &quot;', '&quot;;[.G13];  &quot;', '&quot;;[.H13];  &quot;', '&quot;;[.I13];  &quot;', '&quot;;[.J13];  &quot;', '&quot;;[.K13];  &quot;', '&quot;;[.L13];  &quot;', '&quot;;[.M13];  &quot;', '&quot;;[.N13];  &quot;', '&quot;;[.O13]; &quot;'],&quot;)" office:value-type="string" office:string-value="['56', '', '', '', '@', '57', '', '', '', '', '', '58', '', '', '']," calcext:value-type="string">
            <text:p>['56', '', '', '', '@', '57', '', '', '', '', '', '58', '', '', '']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table:formula="of:=COM.MICROSOFT.CONCAT(&quot;['&quot;; [.A14]; &quot;', '&quot;; [.B14];  &quot;', '&quot;; [.C14];  &quot;', '&quot;;[.D14];  &quot;', '&quot;;[.E14];  &quot;', '&quot;;[.F14];  &quot;', '&quot;;[.G14];  &quot;', '&quot;;[.H14];  &quot;', '&quot;;[.I14];  &quot;', '&quot;;[.J14];  &quot;', '&quot;;[.K14];  &quot;', '&quot;;[.L14];  &quot;', '&quot;;[.M14];  &quot;', '&quot;;[.N14];  &quot;', '&quot;;[.O14]; &quot;'],&quot;)" office:value-type="string" office:string-value="['59', '', '', '', '@', '60', '', '', '', '', '', '', '', '', '']," calcext:value-type="string">
            <text:p>['59', '', '', '', '@', '60', '', '', '', '', '', '', '', '', '']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table:formula="of:=COM.MICROSOFT.CONCAT(&quot;['&quot;; [.A15]; &quot;', '&quot;; [.B15];  &quot;', '&quot;; [.C15];  &quot;', '&quot;;[.D15];  &quot;', '&quot;;[.E15];  &quot;', '&quot;;[.F15];  &quot;', '&quot;;[.G15];  &quot;', '&quot;;[.H15];  &quot;', '&quot;;[.I15];  &quot;', '&quot;;[.J15];  &quot;', '&quot;;[.K15];  &quot;', '&quot;;[.L15];  &quot;', '&quot;;[.M15];  &quot;', '&quot;;[.N15];  &quot;', '&quot;;[.O15]; &quot;'],&quot;)" office:value-type="string" office:string-value="['61', '', '', '', '@', '62', '', '', '', '', '', '', '', '', '']," calcext:value-type="string">
            <text:p>['61', '', '', '', '@', '62', '', '', '', '', '', '', '', '', ''],</text:p>
          </table:table-cell>
        </table:table-row>
      </table:table>
      <table:table table:name="Across" table:style-name="ta1">
        <table:table-column table:style-name="co2" table:number-columns-repeated="5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oble</text:p>
          </table:table-cell>
          <table:table-cell table:number-columns-repeated="2"/>
          <table:table-cell table:formula="of:=COM.MICROSOFT.CONCAT([.A1]; &quot;: &quot;&quot;&quot;; [.B1]; &quot;&quot;&quot;,&quot;)" office:value-type="string" office:string-value="1: &quot;Noble&quot;," calcext:value-type="string">
            <text:p>1: "Noble"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ic __: mints</text:p>
          </table:table-cell>
          <table:table-cell table:number-columns-repeated="2"/>
          <table:table-cell table:formula="of:=COM.MICROSOFT.CONCAT([.A2]; &quot;: &quot;&quot;&quot;; [.B2]; &quot;&quot;&quot;,&quot;)" office:value-type="string" office:string-value="11: &quot;Tic __: mints&quot;," calcext:value-type="string">
            <text:p>11: "Tic __: mints",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lay with unseen players</text:p>
          </table:table-cell>
          <table:table-cell table:number-columns-repeated="2"/>
          <table:table-cell table:formula="of:=COM.MICROSOFT.CONCAT([.A3]; &quot;: &quot;&quot;&quot;; [.B3]; &quot;&quot;&quot;,&quot;)" office:value-type="string" office:string-value="15: &quot;Play with unseen players&quot;," calcext:value-type="string">
            <text:p>15: "Play with unseen players",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uck Heroine</text:p>
          </table:table-cell>
          <table:table-cell table:number-columns-repeated="2"/>
          <table:table-cell table:formula="of:=COM.MICROSOFT.CONCAT([.A4]; &quot;: &quot;&quot;&quot;; [.B4]; &quot;&quot;&quot;,&quot;)" office:value-type="string" office:string-value="16: &quot;Buck Heroine&quot;," calcext:value-type="string">
            <text:p>16: "Buck Heroine",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ertain clinic contributor</text:p>
          </table:table-cell>
          <table:table-cell table:number-columns-repeated="2"/>
          <table:table-cell table:formula="of:=COM.MICROSOFT.CONCAT([.A5]; &quot;: &quot;&quot;&quot;; [.B5]; &quot;&quot;&quot;,&quot;)" office:value-type="string" office:string-value="17: &quot;Certain clinic contributor&quot;," calcext:value-type="string">
            <text:p>17: "Certain clinic contributor",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Hall of Fame quarterback Graham</text:p>
          </table:table-cell>
          <table:table-cell table:number-columns-repeated="2"/>
          <table:table-cell table:formula="of:=COM.MICROSOFT.CONCAT([.A6]; &quot;: &quot;&quot;&quot;; [.B6]; &quot;&quot;&quot;,&quot;)" office:value-type="string" office:string-value="18: &quot;Hall of Fame quarterback Graham&quot;," calcext:value-type="string">
            <text:p>18: "Hall of Fame quarterback Graham",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ignificant span</text:p>
          </table:table-cell>
          <table:table-cell table:number-columns-repeated="2"/>
          <table:table-cell table:formula="of:=COM.MICROSOFT.CONCAT([.A7]; &quot;: &quot;&quot;&quot;; [.B7]; &quot;&quot;&quot;,&quot;)" office:value-type="string" office:string-value="19: &quot;Significant span&quot;," calcext:value-type="string">
            <text:p>19: "Significant span",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atirized</text:p>
          </table:table-cell>
          <table:table-cell table:number-columns-repeated="2"/>
          <table:table-cell table:formula="of:=COM.MICROSOFT.CONCAT([.A8]; &quot;: &quot;&quot;&quot;; [.B8]; &quot;&quot;&quot;,&quot;)" office:value-type="string" office:string-value="20: &quot;Satirized&quot;," calcext:value-type="string">
            <text:p>20: "Satirized",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Kind of list</text:p>
          </table:table-cell>
          <table:table-cell table:number-columns-repeated="2"/>
          <table:table-cell table:formula="of:=COM.MICROSOFT.CONCAT([.A9]; &quot;: &quot;&quot;&quot;; [.B9]; &quot;&quot;&quot;,&quot;)" office:value-type="string" office:string-value="21: &quot;Kind of list&quot;," calcext:value-type="string">
            <text:p>21: "Kind of list",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Homework shirkers comeuppance</text:p>
          </table:table-cell>
          <table:table-cell table:number-columns-repeated="2"/>
          <table:table-cell table:formula="of:=COM.MICROSOFT.CONCAT([.A10]; &quot;: &quot;&quot;&quot;; [.B10]; &quot;&quot;&quot;,&quot;)" office:value-type="string" office:string-value="22: &quot;Homework shirkers comeuppance&quot;," calcext:value-type="string">
            <text:p>22: "Homework shirkers comeuppance",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t may hold broken pottery</text:p>
          </table:table-cell>
          <table:table-cell table:number-columns-repeated="2"/>
          <table:table-cell table:formula="of:=COM.MICROSOFT.CONCAT([.A11]; &quot;: &quot;&quot;&quot;; [.B11]; &quot;&quot;&quot;,&quot;)" office:value-type="string" office:string-value="24: &quot;It may hold broken pottery&quot;," calcext:value-type="string">
            <text:p>24: "It may hold broken pottery"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Hilarious</text:p>
          </table:table-cell>
          <table:table-cell table:number-columns-repeated="2"/>
          <table:table-cell table:formula="of:=COM.MICROSOFT.CONCAT([.A12]; &quot;: &quot;&quot;&quot;; [.B12]; &quot;&quot;&quot;,&quot;)" office:value-type="string" office:string-value="25: &quot;Hilarious&quot;," calcext:value-type="string">
            <text:p>25: "Hilarious",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rozen beverages</text:p>
          </table:table-cell>
          <table:table-cell table:number-columns-repeated="2"/>
          <table:table-cell table:formula="of:=COM.MICROSOFT.CONCAT([.A13]; &quot;: &quot;&quot;&quot;; [.B13]; &quot;&quot;&quot;,&quot;)" office:value-type="string" office:string-value="26: &quot;Frozen beverages&quot;," calcext:value-type="string">
            <text:p>26: "Frozen beverages",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ource of blowups</text:p>
          </table:table-cell>
          <table:table-cell table:number-columns-repeated="2"/>
          <table:table-cell table:formula="of:=COM.MICROSOFT.CONCAT([.A14]; &quot;: &quot;&quot;&quot;; [.B14]; &quot;&quot;&quot;,&quot;)" office:value-type="string" office:string-value="28: &quot;Source of blowups&quot;," calcext:value-type="string">
            <text:p>28: "Source of blowups",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They’re off-limits</text:p>
          </table:table-cell>
          <table:table-cell table:number-columns-repeated="2"/>
          <table:table-cell table:formula="of:=COM.MICROSOFT.CONCAT([.A15]; &quot;: &quot;&quot;&quot;; [.B15]; &quot;&quot;&quot;,&quot;)" office:value-type="string" office:string-value="29: &quot;They’re off-limits&quot;," calcext:value-type="string">
            <text:p>29: "They’re off-limits"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lympic figure skating gold medalist after Kristi</text:p>
          </table:table-cell>
          <table:table-cell table:number-columns-repeated="2"/>
          <table:table-cell table:formula="of:=COM.MICROSOFT.CONCAT([.A16]; &quot;: &quot;&quot;&quot;; [.B16]; &quot;&quot;&quot;,&quot;)" office:value-type="string" office:string-value="30: &quot;Olympic figure skating gold medalist after Kristi&quot;," calcext:value-type="string">
            <text:p>30: "Olympic figure skating gold medalist after Kristi",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kes a lot of progress</text:p>
          </table:table-cell>
          <table:table-cell table:number-columns-repeated="2"/>
          <table:table-cell table:formula="of:=COM.MICROSOFT.CONCAT([.A17]; &quot;: &quot;&quot;&quot;; [.B17]; &quot;&quot;&quot;,&quot;)" office:value-type="string" office:string-value="32: &quot;Makes a lot of progress&quot;," calcext:value-type="string">
            <text:p>32: "Makes a lot of progress",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any an Irish song</text:p>
          </table:table-cell>
          <table:table-cell table:number-columns-repeated="2"/>
          <table:table-cell table:formula="of:=COM.MICROSOFT.CONCAT([.A18]; &quot;: &quot;&quot;&quot;; [.B18]; &quot;&quot;&quot;,&quot;)" office:value-type="string" office:string-value="34: &quot;Many an Irish song&quot;," calcext:value-type="string">
            <text:p>34: "Many an Irish song",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Try for a better hand</text:p>
          </table:table-cell>
          <table:table-cell table:number-columns-repeated="2"/>
          <table:table-cell table:formula="of:=COM.MICROSOFT.CONCAT([.A19]; &quot;: &quot;&quot;&quot;; [.B19]; &quot;&quot;&quot;,&quot;)" office:value-type="string" office:string-value="36: &quot;Try for a better hand&quot;," calcext:value-type="string">
            <text:p>36: "Try for a better hand",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mirks</text:p>
          </table:table-cell>
          <table:table-cell table:number-columns-repeated="2"/>
          <table:table-cell table:formula="of:=COM.MICROSOFT.CONCAT([.A20]; &quot;: &quot;&quot;&quot;; [.B20]; &quot;&quot;&quot;,&quot;)" office:value-type="string" office:string-value="37: &quot;Smirks&quot;," calcext:value-type="string">
            <text:p>37: "Smirks",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tir to action</text:p>
          </table:table-cell>
          <table:table-cell table:number-columns-repeated="2"/>
          <table:table-cell table:formula="of:=COM.MICROSOFT.CONCAT([.A21]; &quot;: &quot;&quot;&quot;; [.B21]; &quot;&quot;&quot;,&quot;)" office:value-type="string" office:string-value="40: &quot;Stir to action&quot;," calcext:value-type="string">
            <text:p>40: "Stir to action",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ystical views</text:p>
          </table:table-cell>
          <table:table-cell table:number-columns-repeated="2"/>
          <table:table-cell table:formula="of:=COM.MICROSOFT.CONCAT([.A22]; &quot;: &quot;&quot;&quot;; [.B22]; &quot;&quot;&quot;,&quot;)" office:value-type="string" office:string-value="44: &quot;Mystical views&quot;," calcext:value-type="string">
            <text:p>44: "Mystical views",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addle-making tool</text:p>
          </table:table-cell>
          <table:table-cell table:number-columns-repeated="2"/>
          <table:table-cell table:formula="of:=COM.MICROSOFT.CONCAT([.A23]; &quot;: &quot;&quot;&quot;; [.B23]; &quot;&quot;&quot;,&quot;)" office:value-type="string" office:string-value="45: &quot;Saddle-making tool&quot;," calcext:value-type="string">
            <text:p>45: "Saddle-making tool",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uesli brand</text:p>
          </table:table-cell>
          <table:table-cell table:number-columns-repeated="2"/>
          <table:table-cell table:formula="of:=COM.MICROSOFT.CONCAT([.A24]; &quot;: &quot;&quot;&quot;; [.B24]; &quot;&quot;&quot;,&quot;)" office:value-type="string" office:string-value="47: &quot;Muesli brand&quot;," calcext:value-type="string">
            <text:p>47: "Muesli brand",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onstellation points</text:p>
          </table:table-cell>
          <table:table-cell table:number-columns-repeated="2"/>
          <table:table-cell table:formula="of:=COM.MICROSOFT.CONCAT([.A25]; &quot;: &quot;&quot;&quot;; [.B25]; &quot;&quot;&quot;,&quot;)" office:value-type="string" office:string-value="48: &quot;Constellation points&quot;," calcext:value-type="string">
            <text:p>48: "Constellation points",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usician Lennon</text:p>
          </table:table-cell>
          <table:table-cell table:number-columns-repeated="2"/>
          <table:table-cell table:formula="of:=COM.MICROSOFT.CONCAT([.A26]; &quot;: &quot;&quot;&quot;; [.B26]; &quot;&quot;&quot;,&quot;)" office:value-type="string" office:string-value="49: &quot;Musician Lennon&quot;," calcext:value-type="string">
            <text:p>49: "Musician Lennon",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anjo bar</text:p>
          </table:table-cell>
          <table:table-cell table:number-columns-repeated="2"/>
          <table:table-cell table:formula="of:=COM.MICROSOFT.CONCAT([.A27]; &quot;: &quot;&quot;&quot;; [.B27]; &quot;&quot;&quot;,&quot;)" office:value-type="string" office:string-value="51: &quot;Banjo bar&quot;," calcext:value-type="string">
            <text:p>51: "Banjo bar",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arbarian horde</text:p>
          </table:table-cell>
          <table:table-cell table:number-columns-repeated="2"/>
          <table:table-cell table:formula="of:=COM.MICROSOFT.CONCAT([.A28]; &quot;: &quot;&quot;&quot;; [.B28]; &quot;&quot;&quot;,&quot;)" office:value-type="string" office:string-value="52: &quot;Barbarian horde&quot;," calcext:value-type="string">
            <text:p>52: "Barbarian horde",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t includes AAPL and MSFT</text:p>
          </table:table-cell>
          <table:table-cell table:number-columns-repeated="2"/>
          <table:table-cell table:formula="of:=COM.MICROSOFT.CONCAT([.A29]; &quot;: &quot;&quot;&quot;; [.B29]; &quot;&quot;&quot;,&quot;)" office:value-type="string" office:string-value="53: &quot;It includes AAPL and MSFT&quot;," calcext:value-type="string">
            <text:p>53: "It includes AAPL and MSFT",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Devoured with “up”</text:p>
          </table:table-cell>
          <table:table-cell table:number-columns-repeated="2"/>
          <table:table-cell table:formula="of:=COM.MICROSOFT.CONCAT([.A30]; &quot;: &quot;&quot;&quot;; [.B30]; &quot;&quot;&quot;,&quot;)" office:value-type="string" office:string-value="55: &quot;Devoured with “up”&quot;," calcext:value-type="string">
            <text:p>55: "Devoured with “up”",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Thrill from Sills</text:p>
          </table:table-cell>
          <table:table-cell table:number-columns-repeated="2"/>
          <table:table-cell table:formula="of:=COM.MICROSOFT.CONCAT([.A31]; &quot;: &quot;&quot;&quot;; [.B31]; &quot;&quot;&quot;,&quot;)" office:value-type="string" office:string-value="56: &quot;Thrill from Sills&quot;," calcext:value-type="string">
            <text:p>56: "Thrill from Sills",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table:formula="of:=COM.MICROSOFT.CONCAT([.A32]; &quot;: &quot;&quot;&quot;; [.B32]; &quot;&quot;&quot;,&quot;)" office:value-type="string" office:string-value="57: &quot;Start&quot;," calcext:value-type="string">
            <text:p>57: "Start",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Steal, perhaps</text:p>
          </table:table-cell>
          <table:table-cell table:number-columns-repeated="2"/>
          <table:table-cell table:formula="of:=COM.MICROSOFT.CONCAT([.A33]; &quot;: &quot;&quot;&quot;; [.B33]; &quot;&quot;&quot;,&quot;)" office:value-type="string" office:string-value="59: &quot;Steal, perhaps&quot;," calcext:value-type="string">
            <text:p>59: "Steal, perhaps",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Dropped in on</text:p>
          </table:table-cell>
          <table:table-cell table:number-columns-repeated="2"/>
          <table:table-cell table:formula="of:=COM.MICROSOFT.CONCAT([.A34]; &quot;: &quot;&quot;&quot;; [.B34]; &quot;&quot;&quot;,&quot;)" office:value-type="string" office:string-value="60: &quot;Dropped in on&quot;," calcext:value-type="string">
            <text:p>60: "Dropped in on",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rs. Krabappel of “The Simpsons”</text:p>
          </table:table-cell>
          <table:table-cell table:number-columns-repeated="2"/>
          <table:table-cell table:formula="of:=COM.MICROSOFT.CONCAT([.A35]; &quot;: &quot;&quot;&quot;; [.B35]; &quot;&quot;&quot;,&quot;)" office:value-type="string" office:string-value="61: &quot;Mrs. Krabappel of “The Simpsons”&quot;," calcext:value-type="string">
            <text:p>61: "Mrs. Krabappel of “The Simpsons”",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Giovanni Ribisi title con man</text:p>
          </table:table-cell>
          <table:table-cell table:number-columns-repeated="2"/>
          <table:table-cell table:formula="of:=COM.MICROSOFT.CONCAT([.A36]; &quot;: &quot;&quot;&quot;; [.B36]; &quot;&quot;&quot;,&quot;)" office:value-type="string" office:string-value="62: &quot;Giovanni Ribisi title con man&quot;," calcext:value-type="string">
            <text:p>62: "Giovanni Ribisi title con man",</text:p>
          </table:table-cell>
        </table:table-row>
      </table:table>
      <table:table table:name="Down" table:style-name="ta1">
        <table:table-column table:style-name="co2" table:number-columns-repeated="5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ormer late-night talk star, familiarly</text:p>
          </table:table-cell>
          <table:table-cell table:number-columns-repeated="2"/>
          <table:table-cell table:formula="of:=COM.MICROSOFT.CONCAT([.A1]; &quot;: &quot;&quot;&quot;; [.B1]; &quot;&quot;&quot;,&quot;)" office:value-type="string" office:string-value="1: &quot;Former late-night talk star, familiarly&quot;," calcext:value-type="string">
            <text:p>1: "Former late-night talk star, familiarly",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imp Bizkit genre</text:p>
          </table:table-cell>
          <table:table-cell table:number-columns-repeated="2"/>
          <table:table-cell table:formula="of:=COM.MICROSOFT.CONCAT([.A2]; &quot;: &quot;&quot;&quot;; [.B2]; &quot;&quot;&quot;,&quot;)" office:value-type="string" office:string-value="2: &quot;Limp Bizkit genre&quot;," calcext:value-type="string">
            <text:p>2: "Limp Bizkit genre",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as a thought</text:p>
          </table:table-cell>
          <table:table-cell table:number-columns-repeated="2"/>
          <table:table-cell table:formula="of:=COM.MICROSOFT.CONCAT([.A3]; &quot;: &quot;&quot;&quot;; [.B3]; &quot;&quot;&quot;,&quot;)" office:value-type="string" office:string-value="3: &quot;Has a thought&quot;," calcext:value-type="string">
            <text:p>3: "Has a thought",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dress for 1-Across, perhaps</text:p>
          </table:table-cell>
          <table:table-cell table:number-columns-repeated="2"/>
          <table:table-cell table:formula="of:=COM.MICROSOFT.CONCAT([.A4]; &quot;: &quot;&quot;&quot;; [.B4]; &quot;&quot;&quot;,&quot;)" office:value-type="string" office:string-value="4: &quot;Address for 1-Across, perhaps&quot;," calcext:value-type="string">
            <text:p>4: "Address for 1-Across, perhaps"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arm males</text:p>
          </table:table-cell>
          <table:table-cell table:number-columns-repeated="2"/>
          <table:table-cell table:formula="of:=COM.MICROSOFT.CONCAT([.A5]; &quot;: &quot;&quot;&quot;; [.B5]; &quot;&quot;&quot;,&quot;)" office:value-type="string" office:string-value="5: &quot;Farm males&quot;," calcext:value-type="string">
            <text:p>5: "Farm males"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re kooky</text:p>
          </table:table-cell>
          <table:table-cell table:number-columns-repeated="2"/>
          <table:table-cell table:formula="of:=COM.MICROSOFT.CONCAT([.A6]; &quot;: &quot;&quot;&quot;; [.B6]; &quot;&quot;&quot;,&quot;)" office:value-type="string" office:string-value="6: &quot;More kooky&quot;," calcext:value-type="string">
            <text:p>6: "More kooky",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stry portmanteau</text:p>
          </table:table-cell>
          <table:table-cell table:number-columns-repeated="2"/>
          <table:table-cell table:formula="of:=COM.MICROSOFT.CONCAT([.A7]; &quot;: &quot;&quot;&quot;; [.B7]; &quot;&quot;&quot;,&quot;)" office:value-type="string" office:string-value="7: &quot;Pastry portmanteau&quot;," calcext:value-type="string">
            <text:p>7: "Pastry portmanteau",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ounding off</text:p>
          </table:table-cell>
          <table:table-cell table:number-columns-repeated="2"/>
          <table:table-cell table:formula="of:=COM.MICROSOFT.CONCAT([.A8]; &quot;: &quot;&quot;&quot;; [.B8]; &quot;&quot;&quot;,&quot;)" office:value-type="string" office:string-value="8: &quot;Sounding off&quot;," calcext:value-type="string">
            <text:p>8: "Sounding off",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ame (to)</text:p>
          </table:table-cell>
          <table:table-cell table:number-columns-repeated="2"/>
          <table:table-cell table:formula="of:=COM.MICROSOFT.CONCAT([.A9]; &quot;: &quot;&quot;&quot;; [.B9]; &quot;&quot;&quot;,&quot;)" office:value-type="string" office:string-value="9: &quot;Came (to)&quot;," calcext:value-type="string">
            <text:p>9: "Came (to)"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ne may be rolled out in the park</text:p>
          </table:table-cell>
          <table:table-cell table:number-columns-repeated="2"/>
          <table:table-cell table:formula="of:=COM.MICROSOFT.CONCAT([.A10]; &quot;: &quot;&quot;&quot;; [.B10]; &quot;&quot;&quot;,&quot;)" office:value-type="string" office:string-value="10: &quot;One may be rolled out in the park&quot;," calcext:value-type="string">
            <text:p>10: "One may be rolled out in the park"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“Macbeth” brew ingredient before “Witches’ mummy”</text:p>
          </table:table-cell>
          <table:table-cell table:number-columns-repeated="2"/>
          <table:table-cell table:formula="of:=COM.MICROSOFT.CONCAT([.A11]; &quot;: &quot;&quot;&quot;; [.B11]; &quot;&quot;&quot;,&quot;)" office:value-type="string" office:string-value="11: &quot;“Macbeth” brew ingredient before “Witches’ mummy”&quot;," calcext:value-type="string">
            <text:p>11: "“Macbeth” brew ingredient before “Witches’ mummy”",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ity with a Penn State campus</text:p>
          </table:table-cell>
          <table:table-cell table:number-columns-repeated="2"/>
          <table:table-cell table:formula="of:=COM.MICROSOFT.CONCAT([.A12]; &quot;: &quot;&quot;&quot;; [.B12]; &quot;&quot;&quot;,&quot;)" office:value-type="string" office:string-value="12: &quot;City with a Penn State campus&quot;," calcext:value-type="string">
            <text:p>12: "City with a Penn State campus",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ersian passageway</text:p>
          </table:table-cell>
          <table:table-cell table:number-columns-repeated="2"/>
          <table:table-cell table:formula="of:=COM.MICROSOFT.CONCAT([.A13]; &quot;: &quot;&quot;&quot;; [.B13]; &quot;&quot;&quot;,&quot;)" office:value-type="string" office:string-value="13: &quot;Persian passageway&quot;," calcext:value-type="string">
            <text:p>13: "Persian passageway",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ompous sorts</text:p>
          </table:table-cell>
          <table:table-cell table:number-columns-repeated="2"/>
          <table:table-cell table:formula="of:=COM.MICROSOFT.CONCAT([.A14]; &quot;: &quot;&quot;&quot;; [.B14]; &quot;&quot;&quot;,&quot;)" office:value-type="string" office:string-value="14: &quot;Pompous sorts&quot;," calcext:value-type="string">
            <text:p>14: "Pompous sorts",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rattoria entree</text:p>
          </table:table-cell>
          <table:table-cell table:number-columns-repeated="2"/>
          <table:table-cell table:formula="of:=COM.MICROSOFT.CONCAT([.A15]; &quot;: &quot;&quot;&quot;; [.B15]; &quot;&quot;&quot;,&quot;)" office:value-type="string" office:string-value="23: &quot;Trattoria entree&quot;," calcext:value-type="string">
            <text:p>23: "Trattoria entree"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ochise player of early TV</text:p>
          </table:table-cell>
          <table:table-cell table:number-columns-repeated="2"/>
          <table:table-cell table:formula="of:=COM.MICROSOFT.CONCAT([.A16]; &quot;: &quot;&quot;&quot;; [.B16]; &quot;&quot;&quot;,&quot;)" office:value-type="string" office:string-value="25: &quot;Cochise player of early TV&quot;," calcext:value-type="string">
            <text:p>25: "Cochise player of early TV",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Wading birds with camouflage plumage</text:p>
          </table:table-cell>
          <table:table-cell table:number-columns-repeated="2"/>
          <table:table-cell table:formula="of:=COM.MICROSOFT.CONCAT([.A17]; &quot;: &quot;&quot;&quot;; [.B17]; &quot;&quot;&quot;,&quot;)" office:value-type="string" office:string-value="27: &quot;Wading birds with camouflage plumage&quot;," calcext:value-type="string">
            <text:p>27: "Wading birds with camouflage plumage",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avern offering</text:p>
          </table:table-cell>
          <table:table-cell table:number-columns-repeated="2"/>
          <table:table-cell table:formula="of:=COM.MICROSOFT.CONCAT([.A18]; &quot;: &quot;&quot;&quot;; [.B18]; &quot;&quot;&quot;,&quot;)" office:value-type="string" office:string-value="31: &quot;Tavern offering&quot;," calcext:value-type="string">
            <text:p>31: "Tavern offering",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efrain opener</text:p>
          </table:table-cell>
          <table:table-cell table:number-columns-repeated="2"/>
          <table:table-cell table:formula="of:=COM.MICROSOFT.CONCAT([.A19]; &quot;: &quot;&quot;&quot;; [.B19]; &quot;&quot;&quot;,&quot;)" office:value-type="string" office:string-value="33: &quot;Refrain opener&quot;," calcext:value-type="string">
            <text:p>33: "Refrain opener",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omicile in front of 123 Sesame Street</text:p>
          </table:table-cell>
          <table:table-cell table:number-columns-repeated="2"/>
          <table:table-cell table:formula="of:=COM.MICROSOFT.CONCAT([.A20]; &quot;: &quot;&quot;&quot;; [.B20]; &quot;&quot;&quot;,&quot;)" office:value-type="string" office:string-value="35: &quot;Domicile in front of 123 Sesame Street&quot;," calcext:value-type="string">
            <text:p>35: "Domicile in front of 123 Sesame Street",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edically closed up</text:p>
          </table:table-cell>
          <table:table-cell table:number-columns-repeated="2"/>
          <table:table-cell table:formula="of:=COM.MICROSOFT.CONCAT([.A21]; &quot;: &quot;&quot;&quot;; [.B21]; &quot;&quot;&quot;,&quot;)" office:value-type="string" office:string-value="37: &quot;Medically closed up&quot;," calcext:value-type="string">
            <text:p>37: "Medically closed up",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Khamenei or Khatami</text:p>
          </table:table-cell>
          <table:table-cell table:number-columns-repeated="2"/>
          <table:table-cell table:formula="of:=COM.MICROSOFT.CONCAT([.A22]; &quot;: &quot;&quot;&quot;; [.B22]; &quot;&quot;&quot;,&quot;)" office:value-type="string" office:string-value="38: &quot;Khamenei or Khatami&quot;," calcext:value-type="string">
            <text:p>38: "Khamenei or Khatami",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What often comes before pie</text:p>
          </table:table-cell>
          <table:table-cell table:number-columns-repeated="2"/>
          <table:table-cell table:formula="of:=COM.MICROSOFT.CONCAT([.A23]; &quot;: &quot;&quot;&quot;; [.B23]; &quot;&quot;&quot;,&quot;)" office:value-type="string" office:string-value="39: &quot;What often comes before pie&quot;," calcext:value-type="string">
            <text:p>39: "What often comes before pie",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Hoist</text:p>
          </table:table-cell>
          <table:table-cell table:number-columns-repeated="2"/>
          <table:table-cell table:formula="of:=COM.MICROSOFT.CONCAT([.A24]; &quot;: &quot;&quot;&quot;; [.B24]; &quot;&quot;&quot;,&quot;)" office:value-type="string" office:string-value="41: &quot;Hoist&quot;," calcext:value-type="string">
            <text:p>41: "Hoist",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Take care of business</text:p>
          </table:table-cell>
          <table:table-cell table:number-columns-repeated="2"/>
          <table:table-cell table:formula="of:=COM.MICROSOFT.CONCAT([.A25]; &quot;: &quot;&quot;&quot;; [.B25]; &quot;&quot;&quot;,&quot;)" office:value-type="string" office:string-value="42: &quot;Take care of business&quot;," calcext:value-type="string">
            <text:p>42: "Take care of business",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Agreement between states</text:p>
          </table:table-cell>
          <table:table-cell table:number-columns-repeated="2"/>
          <table:table-cell table:formula="of:=COM.MICROSOFT.CONCAT([.A26]; &quot;: &quot;&quot;&quot;; [.B26]; &quot;&quot;&quot;,&quot;)" office:value-type="string" office:string-value="43: &quot;Agreement between states&quot;," calcext:value-type="string">
            <text:p>43: "Agreement between states",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arely</text:p>
          </table:table-cell>
          <table:table-cell table:number-columns-repeated="2"/>
          <table:table-cell table:formula="of:=COM.MICROSOFT.CONCAT([.A27]; &quot;: &quot;&quot;&quot;; [.B27]; &quot;&quot;&quot;,&quot;)" office:value-type="string" office:string-value="44: &quot;Barely&quot;," calcext:value-type="string">
            <text:p>44: "Barely",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Uppity</text:p>
          </table:table-cell>
          <table:table-cell table:number-columns-repeated="2"/>
          <table:table-cell table:formula="of:=COM.MICROSOFT.CONCAT([.A28]; &quot;: &quot;&quot;&quot;; [.B28]; &quot;&quot;&quot;,&quot;)" office:value-type="string" office:string-value="46: &quot;Uppity&quot;," calcext:value-type="string">
            <text:p>46: "Uppity",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B.J. of “The Office”</text:p>
          </table:table-cell>
          <table:table-cell table:number-columns-repeated="2"/>
          <table:table-cell table:formula="of:=COM.MICROSOFT.CONCAT([.A29]; &quot;: &quot;&quot;&quot;; [.B29]; &quot;&quot;&quot;,&quot;)" office:value-type="string" office:string-value="50: &quot;B.J. of “The Office”&quot;," calcext:value-type="string">
            <text:p>50: "B.J. of “The Office”",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Light Touches</text:p>
          </table:table-cell>
          <table:table-cell table:number-columns-repeated="2"/>
          <table:table-cell table:formula="of:=COM.MICROSOFT.CONCAT([.A30]; &quot;: &quot;&quot;&quot;; [.B30]; &quot;&quot;&quot;,&quot;)" office:value-type="string" office:string-value="53: &quot;Light Touches&quot;," calcext:value-type="string">
            <text:p>53: "Light Touches",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ippled, like chips</text:p>
          </table:table-cell>
          <table:table-cell table:number-columns-repeated="2"/>
          <table:table-cell table:formula="of:=COM.MICROSOFT.CONCAT([.A31]; &quot;: &quot;&quot;&quot;; [.B31]; &quot;&quot;&quot;,&quot;)" office:value-type="string" office:string-value="54: &quot;Rippled, like chips&quot;," calcext:value-type="string">
            <text:p>54: "Rippled, like chips",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oint or pointer</text:p>
          </table:table-cell>
          <table:table-cell table:number-columns-repeated="2"/>
          <table:table-cell table:formula="of:=COM.MICROSOFT.CONCAT([.A32]; &quot;: &quot;&quot;&quot;; [.B32]; &quot;&quot;&quot;,&quot;)" office:value-type="string" office:string-value="58: &quot;Point or pointer&quot;," calcext:value-type="string">
            <text:p>58: "Point or pointer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0:59:53.876253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9:40:35.014460439</meta:creation-date>
    <dc:date>2019-05-31T10:15:39.056063152</dc:date>
    <meta:editing-duration>PT23H56M32S</meta:editing-duration>
    <meta:editing-cycles>19</meta:editing-cycles>
    <meta:generator>LibreOffice/6.0.7.3$Linux_X86_64 LibreOffice_project/00m0$Build-3</meta:generator>
    <meta:document-statistic meta:table-count="4" meta:cell-count="549" meta:object-count="0"/>
  </office:meta>
</office:document-meta>
</file>